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51f76" officeooo:paragraph-rsid="001674fb"/>
    </style:style>
    <style:style style:name="P2" style:family="paragraph" style:parent-style-name="Standard">
      <style:paragraph-properties fo:text-align="center" style:justify-single-word="false"/>
      <style:text-properties fo:font-size="26pt" fo:font-weight="normal" officeooo:rsid="00051f76" officeooo:paragraph-rsid="001674fb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normal" officeooo:rsid="001674fb" officeooo:paragraph-rsid="001674fb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3.6999998092651pt" fo:font-weight="normal" officeooo:rsid="00051f76" officeooo:paragraph-rsid="001674fb" style:font-size-asian="12pt" style:font-weight-asian="normal" style:font-size-complex="13.6999998092651pt" style:font-weight-complex="normal"/>
    </style:style>
    <style:style style:name="P5" style:family="paragraph" style:parent-style-name="Standard">
      <style:text-properties officeooo:rsid="00127897" officeooo:paragraph-rsid="001674fb"/>
    </style:style>
    <style:style style:name="P6" style:family="paragraph" style:parent-style-name="Standard">
      <style:text-properties officeooo:rsid="0013581a" officeooo:paragraph-rsid="001674fb"/>
    </style:style>
    <style:style style:name="P7" style:family="paragraph" style:parent-style-name="Standard">
      <style:text-properties officeooo:rsid="0013581a" officeooo:paragraph-rsid="0016b161"/>
    </style:style>
    <style:style style:name="P8" style:family="paragraph" style:parent-style-name="Standard">
      <style:text-properties officeooo:rsid="001cc9d6" officeooo:paragraph-rsid="001674fb"/>
    </style:style>
    <style:style style:name="P9" style:family="paragraph" style:parent-style-name="Standard">
      <style:text-properties fo:color="#ff3333" officeooo:rsid="00127897" officeooo:paragraph-rsid="001674fb"/>
    </style:style>
    <style:style style:name="P10" style:family="paragraph" style:parent-style-name="Standard">
      <style:text-properties fo:color="#ff3333" style:text-underline-style="none" officeooo:rsid="00127897" officeooo:paragraph-rsid="001674fb"/>
    </style:style>
    <style:style style:name="P11" style:family="paragraph" style:parent-style-name="Standard">
      <style:text-properties fo:color="#ff3333" style:text-underline-style="solid" style:text-underline-width="auto" style:text-underline-color="font-color" officeooo:rsid="00127897" officeooo:paragraph-rsid="001674fb"/>
    </style:style>
    <style:style style:name="P12" style:family="paragraph" style:parent-style-name="Standard">
      <style:text-properties fo:color="#ff3333" officeooo:rsid="000c3bc9" officeooo:paragraph-rsid="001674fb"/>
    </style:style>
    <style:style style:name="P13" style:family="paragraph" style:parent-style-name="Standard">
      <style:text-properties fo:color="#ff3333" officeooo:rsid="00051f76" officeooo:paragraph-rsid="001674fb"/>
    </style:style>
    <style:style style:name="P14" style:family="paragraph" style:parent-style-name="Standard">
      <style:text-properties fo:color="#ff3333" officeooo:paragraph-rsid="001674fb"/>
    </style:style>
    <style:style style:name="P15" style:family="paragraph" style:parent-style-name="Standard">
      <style:text-properties officeooo:rsid="000568d4" officeooo:paragraph-rsid="001674fb"/>
    </style:style>
    <style:style style:name="P16" style:family="paragraph" style:parent-style-name="Standard">
      <style:text-properties officeooo:rsid="00080273" officeooo:paragraph-rsid="001674fb"/>
    </style:style>
    <style:style style:name="P17" style:family="paragraph" style:parent-style-name="Standard">
      <style:text-properties officeooo:rsid="00134548" officeooo:paragraph-rsid="001674fb"/>
    </style:style>
    <style:style style:name="P18" style:family="paragraph" style:parent-style-name="Standard">
      <style:text-properties officeooo:rsid="00092481" officeooo:paragraph-rsid="001674fb"/>
    </style:style>
    <style:style style:name="P19" style:family="paragraph" style:parent-style-name="Standard">
      <style:text-properties officeooo:rsid="00092481" officeooo:paragraph-rsid="001674fb" fo:background-color="#ffff00"/>
    </style:style>
    <style:style style:name="P20" style:family="paragraph" style:parent-style-name="Standard">
      <style:text-properties officeooo:rsid="001674fb" officeooo:paragraph-rsid="001674fb" fo:background-color="#ffff00"/>
    </style:style>
    <style:style style:name="P21" style:family="paragraph" style:parent-style-name="Standard">
      <style:text-properties officeooo:rsid="000dee69" officeooo:paragraph-rsid="001674fb"/>
    </style:style>
    <style:style style:name="P22" style:family="paragraph" style:parent-style-name="Standard">
      <style:text-properties officeooo:rsid="000eb128" officeooo:paragraph-rsid="001674fb"/>
    </style:style>
    <style:style style:name="P23" style:family="paragraph" style:parent-style-name="Standard">
      <style:text-properties officeooo:paragraph-rsid="001674fb"/>
    </style:style>
    <style:style style:name="P24" style:family="paragraph" style:parent-style-name="Standard">
      <style:text-properties officeooo:rsid="001674fb" officeooo:paragraph-rsid="001674fb"/>
    </style:style>
    <style:style style:name="P25" style:family="paragraph" style:parent-style-name="Standard">
      <style:text-properties officeooo:rsid="0016b161" officeooo:paragraph-rsid="0016b161"/>
    </style:style>
    <style:style style:name="P26" style:family="paragraph" style:parent-style-name="Standard">
      <style:text-properties officeooo:rsid="001cfd31" officeooo:paragraph-rsid="0016b161"/>
    </style:style>
    <style:style style:name="P27" style:family="paragraph" style:parent-style-name="Standard">
      <style:text-properties officeooo:rsid="001da312" officeooo:paragraph-rsid="0016b161"/>
    </style:style>
    <style:style style:name="P28" style:family="paragraph" style:parent-style-name="Standard">
      <style:paragraph-properties fo:background-color="#ffff00">
        <style:background-image/>
      </style:paragraph-properties>
      <style:text-properties fo:font-size="24pt" fo:font-weight="bold" officeooo:rsid="00051f76" officeooo:paragraph-rsid="001674fb" style:font-size-asian="24pt" style:font-weight-asian="bold" style:font-size-complex="24pt" style:font-weight-complex="bold"/>
    </style:style>
    <style:style style:name="P29" style:family="paragraph" style:parent-style-name="Standard">
      <style:paragraph-properties fo:background-color="#ffff00">
        <style:background-image/>
      </style:paragraph-properties>
      <style:text-properties style:use-window-font-color="true" fo:font-size="26pt" fo:font-weight="bold" officeooo:rsid="00051f76" officeooo:paragraph-rsid="001674fb" style:font-size-asian="26pt" style:font-weight-asian="bold" style:font-size-complex="26pt" style:font-weight-complex="bold"/>
    </style:style>
    <style:style style:name="P30" style:family="paragraph" style:parent-style-name="Standard">
      <style:paragraph-properties fo:background-color="#ffff00">
        <style:background-image/>
      </style:paragraph-properties>
      <style:text-properties style:use-window-font-color="true" fo:font-size="26pt" fo:font-weight="bold" officeooo:rsid="0013581a" officeooo:paragraph-rsid="001674fb" style:font-size-asian="26pt" style:font-weight-asian="bold" style:font-size-complex="26pt" style:font-weight-complex="bold"/>
    </style:style>
    <style:style style:name="P31" style:family="paragraph" style:parent-style-name="Standard">
      <style:paragraph-properties fo:background-color="#ffff00">
        <style:background-image/>
      </style:paragraph-properties>
      <style:text-properties fo:font-size="26pt" fo:font-weight="bold" officeooo:rsid="00051f76" officeooo:paragraph-rsid="001674fb" style:font-size-asian="26pt" style:font-weight-asian="bold" style:font-size-complex="26pt" style:font-weight-complex="bold"/>
    </style:style>
    <style:style style:name="P32" style:family="paragraph" style:parent-style-name="Standard">
      <style:paragraph-properties fo:background-color="#ffff00">
        <style:background-image/>
      </style:paragraph-properties>
      <style:text-properties fo:font-size="28pt" fo:font-weight="bold" officeooo:rsid="00187084" officeooo:paragraph-rsid="00187084" style:font-size-asian="28pt" style:font-weight-asian="bold" style:font-size-complex="28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51f76" officeooo:paragraph-rsid="001674fb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2481" officeooo:paragraph-rsid="001674fb"/>
    </style:style>
    <style:style style:name="P35" style:family="paragraph" style:parent-style-name="Preformatted_20_Text">
      <style:text-properties officeooo:rsid="00092481" officeooo:paragraph-rsid="001674fb" fo:background-color="#ffff00"/>
    </style:style>
    <style:style style:name="P36" style:family="paragraph" style:parent-style-name="Preformatted_20_Text">
      <style:text-properties officeooo:paragraph-rsid="001674fb" fo:background-color="#ffff00"/>
    </style:style>
    <style:style style:name="P37" style:family="paragraph" style:parent-style-name="Preformatted_20_Text">
      <style:text-properties officeooo:rsid="00092481" officeooo:paragraph-rsid="001674fb"/>
    </style:style>
    <style:style style:name="P38" style:family="paragraph" style:parent-style-name="Preformatted_20_Text">
      <style:text-properties officeooo:rsid="00092481" officeooo:paragraph-rsid="001674fb" fo:background-color="#ffff66"/>
    </style:style>
    <style:style style:name="P39" style:family="paragraph" style:parent-style-name="Preformatted_20_Text">
      <style:text-properties officeooo:paragraph-rsid="001674fb" fo:background-color="#ffff66"/>
    </style:style>
    <style:style style:name="P40" style:family="paragraph" style:parent-style-name="Preformatted_20_Text">
      <style:text-properties fo:color="#ff3333" officeooo:rsid="00051f76" officeooo:paragraph-rsid="001674fb"/>
    </style:style>
    <style:style style:name="P41" style:family="paragraph" style:parent-style-name="Preformatted_20_Text">
      <style:paragraph-properties fo:margin-top="0cm" fo:margin-bottom="0.499cm" style:contextual-spacing="false"/>
      <style:text-properties officeooo:paragraph-rsid="001674fb" fo:background-color="#ffff00"/>
    </style:style>
    <style:style style:name="P42" style:family="paragraph" style:parent-style-name="Preformatted_20_Text">
      <style:paragraph-properties fo:margin-top="0cm" fo:margin-bottom="0.499cm" style:contextual-spacing="false"/>
      <style:text-properties officeooo:paragraph-rsid="001674fb" fo:background-color="#ffff66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officeooo:rsid="00051f76" officeooo:paragraph-rsid="00187084" fo:background-color="transparent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officeooo:rsid="00187084" officeooo:paragraph-rsid="00187084" fo:background-color="transparent"/>
    </style:style>
    <style:style style:name="P45" style:family="paragraph" style:parent-style-name="Standard">
      <style:paragraph-properties fo:background-color="transparent" fo:padding="0.074cm" fo:border-left="none" fo:border-right="none" fo:border-top="none" fo:border-bottom="0.06pt solid #000000" style:join-border="false">
        <style:background-image/>
      </style:paragraph-properties>
      <style:text-properties officeooo:rsid="00051f76" officeooo:paragraph-rsid="00187084" fo:background-color="transparent"/>
    </style:style>
    <style:style style:name="P46" style:family="paragraph" style:parent-style-name="Standard">
      <style:text-properties officeooo:rsid="001a260c" officeooo:paragraph-rsid="001a260c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officeooo:rsid="0016b161" officeooo:paragraph-rsid="001a260c" fo:background-color="transparent"/>
    </style:style>
    <style:style style:name="T1" style:family="text">
      <style:text-properties officeooo:rsid="000f5f22"/>
    </style:style>
    <style:style style:name="T2" style:family="text">
      <style:text-properties officeooo:rsid="0013581a"/>
    </style:style>
    <style:style style:name="T3" style:family="text">
      <style:text-properties officeooo:rsid="0017c164"/>
    </style:style>
    <style:style style:name="T4" style:family="text">
      <style:text-properties officeooo:rsid="00051f76"/>
    </style:style>
    <style:style style:name="T5" style:family="text">
      <style:text-properties officeooo:rsid="00127897"/>
    </style:style>
    <style:style style:name="T6" style:family="text">
      <style:text-properties style:text-underline-style="none" officeooo:rsid="00127897"/>
    </style:style>
    <style:style style:name="T7" style:family="text">
      <style:text-properties officeooo:rsid="00080273"/>
    </style:style>
    <style:style style:name="T8" style:family="text">
      <style:text-properties officeooo:rsid="00134548"/>
    </style:style>
    <style:style style:name="T9" style:family="text">
      <style:text-properties officeooo:rsid="000ae5df"/>
    </style:style>
    <style:style style:name="T10" style:family="text">
      <style:text-properties officeooo:rsid="00085094"/>
    </style:style>
    <style:style style:name="T11" style:family="text">
      <style:text-properties officeooo:rsid="00092481"/>
    </style:style>
    <style:style style:name="T12" style:family="text">
      <style:text-properties officeooo:rsid="001674fb"/>
    </style:style>
    <style:style style:name="T13" style:family="text">
      <style:text-properties officeooo:rsid="0016b161"/>
    </style:style>
    <style:style style:name="T14" style:family="text">
      <style:text-properties style:font-name="Abyssinica SIL"/>
    </style:style>
    <style:style style:name="T15" style:family="text">
      <style:text-properties style:font-name="Abyssinica SIL" officeooo:rsid="001674fb"/>
    </style:style>
    <style:style style:name="T16" style:family="text">
      <style:text-properties officeooo:rsid="00187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60<text:span text:style-name="T12">706</text:span> <text:s/>ROS – dynamixel motor</text:p>
      <text:p text:style-name="P3">speed control</text:p>
      <text:p text:style-name="P4">newone</text:p>
      <text:p text:style-name="P1"/>
      <text:p text:style-name="P28">相關連結：</text:p>
      <text:p text:style-name="P1"/>
      <text:p text:style-name="P5"/>
      <text:p text:style-name="P23"><text:a xlink:type="simple" xlink:href="http://wiki.ros.org/dynamixel_controllers/Tutorials/Creating%20a%20joint%20torque%20controller"><text:span text:style-name="T12">http://wiki.ros.org/dynamixel_controllers/Tutorials/Creating%20a%20joint%20torque%20controller</text:span></text:a><text:span text:style-name="T12"><text:line-break/>---</text:span><text:bookmark text:name="Creating_a_joint_torque__controller"/>Creating a joint torque controller<text:span text:style-name="T4">-- </text:span></text:p>
      <text:p text:style-name="P1"/>
      <text:p text:style-name="P1"/>
      <text:p text:style-name="P1"><text:a xlink:type="simple" xlink:href="https://github.com/arebgun/dynamixel_motor">https://github.com/arebgun/dynamixel_motor</text:a></text:p>
      <text:p text:style-name="P1">---opcourse download---</text:p>
      <text:p text:style-name="P1">---放在<text:span text:style-name="T1">catkin_ws---</text:span></text:p>
      <text:p text:style-name="P1"/>
      <text:p text:style-name="P1"/>
      <text:p text:style-name="P24"><text:a xlink:type="simple" xlink:href="http://answers.ros.org/question/211471/dynamixel-wheel-mode/">http://answers.ros.org/question/211471/dynamixel-wheel-mode/</text:a><text:line-break/>--切換 dynamixel wheel mode--</text:p>
      <text:p text:style-name="P1"/>
      <text:p text:style-name="P1"/>
      <text:p text:style-name="P33"/>
      <text:p text:style-name="P1"/>
      <text:p text:style-name="P29">快速指令碼<text:span text:style-name="T2">：</text:span></text:p>
      <text:p text:style-name="P6">byobu-enable </text:p>
      <text:p text:style-name="P6">roscore </text:p>
      <text:p text:style-name="P6"/>
      <text:p text:style-name="P6">--F2 </text:p>
      <text:p text:style-name="P6">sudo chmod 777 /dev/ttyUSB0 <text:s text:c="4"/><text:span text:style-name="T3">(777後面有空格)</text:span></text:p>
      <text:p text:style-name="P6">roslaunch dynamixel_tutorials controller_manager.launch <text:s/></text:p>
      <text:p text:style-name="P8"/>
      <text:p text:style-name="P6">--F2 </text:p>
      <text:p text:style-name="P6">rostopic echo /motor_states/pan_tilt_port </text:p>
      <text:p text:style-name="P6"/>
      <text:p text:style-name="P6">--<text:span text:style-name="T13">F2</text:span></text:p>
      <text:p text:style-name="P7"><text:span text:style-name="T15">$ </text:span><text:span text:style-name="Source_20_Text"><text:span text:style-name="T14"><text:s/>rosrun dynamixel_driver set_servo_config.py </text:span></text:span><text:span text:style-name="Source_20_Text"><text:span text:style-name="T15">6</text:span></text:span><text:span text:style-name="Source_20_Text"><text:span text:style-name="T14"> --cw-angle-limit=0 --ccw-angle-limit=0</text:span></text:span></text:p>
      <text:p text:style-name="P6">roslaunch dynamixel_tutorials controller_spawner.launch </text:p>
      <text:p text:style-name="P27">rostopic pub -1 /pan_controller/command std_msgs/Float64 -- 1.5</text:p>
      <text:p text:style-name="P26"/>
      <text:p text:style-name="P1"/>
      <text:p text:style-name="P1"/>
      <text:p text:style-name="P33"/>
      <text:p text:style-name="P1"/>
      <text:p text:style-name="P30">詳細教學：</text:p>
      <text:p text:style-name="P9">====會有4個頁面====</text:p>
      <text:p text:style-name="P9">1.<text:span text:style-name="T12">roslaunch dynamixel_tutorials controller_manager.launch </text:span></text:p>
      <text:p text:style-name="P9">2.roscore</text:p>
      <text:p text:style-name="P14"><text:soft-page-break/><text:span text:style-name="T5">3.</text:span>rostopic echo /motor_states/pan_tilt_port <text:s text:c="2"/><text:span text:style-name="T5">((</text:span><text:span text:style-name="T6">一直跑每秒獨到的MOTOR資訊</text:span></text:p>
      <text:p text:style-name="P10">4.輸入指令 控制馬達速度</text:p>
      <text:p text:style-name="P11"/>
      <text:p text:style-name="P9"/>
      <text:p text:style-name="P1"/>
      <text:p text:style-name="P1"/>
      <text:p text:style-name="P1">$ byobu-enable </text:p>
      <text:p text:style-name="P1">–-terminal 開分頁 ---</text:p>
      <text:p text:style-name="P1">---就算關掉 也會保有記憶功能 像GOOGLE <text:span text:style-name="T7">CHROME那樣---</text:span></text:p>
      <text:p text:style-name="P1">---F2 開新分頁 F3向左 F4 向右 <text:s/>刪除 <text:span text:style-name="T7">CTRL+F6</text:span>---</text:p>
      <text:p text:style-name="P1"/>
      <text:p text:style-name="P1"><text:span text:style-name="T5">$ </text:span>source /opt/ros/indigo/setup.bash </text:p>
      <text:p text:style-name="P1">–-建立ROS 環境 ---</text:p>
      <text:p text:style-name="P15"><text:span text:style-name="T2">$ </text:span>roscore <text:s text:c="2"/></text:p>
      <text:p text:style-name="P15">---開啟一個ROS的站台---</text:p>
      <text:p text:style-name="P12">======先別跳出 開心分頁 跑下面======</text:p>
      <text:p text:style-name="P1"/>
      <text:p text:style-name="P16"><text:span text:style-name="T8">$ </text:span>lsusb</text:p>
      <text:p text:style-name="P16">---看USB裝置---</text:p>
      <text:p text:style-name="P17"/>
      <text:p text:style-name="P1"><text:span text:style-name="T8">$ </text:span>sudo chmod 777 /dev/ttyUSB0 </text:p>
      <text:p text:style-name="P1">---給USB權限---</text:p>
      <text:p text:style-name="P1"/>
      <text:p text:style-name="P1"><text:span text:style-name="T8">$ </text:span>roslaunch dynamixel_tutorials controller_manager.launch <text:s/></text:p>
      <text:p text:style-name="P1">---<text:span text:style-name="T9">(要在catkin_ws 系列裡跑launch)---</text:span></text:p>
      <text:p text:style-name="P1">---run launch---</text:p>
      <text:p text:style-name="P1">---<text:span text:style-name="T10">create a launch file for the manager node---</text:span></text:p>
      <text:p text:style-name="P1">---會找到<text:span text:style-name="T11">MOTOR的ID和baud rate---</text:span></text:p>
      <text:p text:style-name="P1">---<text:span text:style-name="T11">EX. <text:s/>Found 1 motors - 1 AX-12 [6], initialization complete.---</text:span></text:p>
      <text:p text:style-name="P1"/>
      <text:p text:style-name="P12">======先別跳出 開心分頁 跑下面======</text:p>
      <text:p text:style-name="P1"/>
      <text:p text:style-name="P18"><text:span text:style-name="T8">$ </text:span>rostopic list</text:p>
      <text:p text:style-name="P18">---motor feedback---</text:p>
      <text:p text:style-name="P35">/motor_states/pan_tilt_port</text:p>
      <text:p text:style-name="P36"><text:bookmark text:name="line-2-7"/>/rosout</text:p>
      <text:p text:style-name="P41"><text:bookmark text:name="line-3-5"/>/rosout_agg</text:p>
      <text:p text:style-name="P18"/>
      <text:p text:style-name="P18"/>
      <text:p text:style-name="P18"/>
      <text:p text:style-name="P37"><text:span text:style-name="T8">$ </text:span>rostopic echo /motor_states/pan_tilt_port</text:p>
      <text:p text:style-name="P37"/>
      <text:p text:style-name="P38"><text:s text:c="3"/>timestamp: 1351555461.28</text:p>
      <text:p text:style-name="P39"><text:bookmark text:name="line-16-2"/><text:s text:c="4"/>id: <text:span text:style-name="T12">6</text:span></text:p>
      <text:p text:style-name="P39"><text:bookmark text:name="line-17-2"/><text:s text:c="4"/>goal: 512</text:p>
      <text:p text:style-name="P39"><text:bookmark text:name="line-18-2"/><text:s text:c="4"/>position: 483</text:p>
      <text:p text:style-name="P39"><text:bookmark text:name="line-19-1"/><text:s text:c="4"/>error: -29</text:p>
      <text:p text:style-name="P39"><text:bookmark text:name="line-20-1"/><text:s text:c="4"/>speed: 0</text:p>
      <text:p text:style-name="P39"><text:bookmark text:name="line-21-1"/><text:s text:c="4"/>load: 0.0</text:p>
      <text:p text:style-name="P39"><text:bookmark text:name="line-22-1"/><text:s text:c="4"/>voltage: 12.6</text:p>
      <text:p text:style-name="P39"><text:bookmark text:name="line-23-1"/><text:s text:c="4"/>temperature: 40</text:p>
      <text:p text:style-name="P42"><text:bookmark text:name="line-24-1"/><text:s text:c="4"/>moving: False</text:p>
      <text:p text:style-name="P18"><text:soft-page-break/></text:p>
      <text:p text:style-name="P18"/>
      <text:p text:style-name="P18"/>
      <text:p text:style-name="P18">切換到<text:span text:style-name="T12">wheel mode</text:span></text:p>
      <text:p text:style-name="P23"><text:span text:style-name="T12">$ </text:span><text:span text:style-name="Source_20_Text"><text:s/>rosrun dynamixel_driver set_servo_config.py </text:span><text:span text:style-name="Source_20_Text"><text:span text:style-name="T12">6</text:span></text:span><text:span text:style-name="Source_20_Text"> --cw-angle-limit=0 --ccw-angle-limit=0</text:span></text:p>
      <text:p text:style-name="P24"/>
      <text:p text:style-name="P18">---.<text:span text:style-name="T12">py <text:s/>後面的數字式MOTOR ID---</text:span></text:p>
      <text:p text:style-name="P23"><text:span text:style-name="T11">---要先有 <text:s text:c="2"/></text:span><text:a xlink:type="simple" xlink:href="https://github.com/arebgun/dynamixel_motor/tree/master/dynamixel_driver/scripts">set_servo_config.py</text:a> <text:s/><text:span text:style-name="T13">(在dynamixel_driver/scripts)---</text:span></text:p>
      <text:p text:style-name="P1"/>
      <text:p text:style-name="P40"/>
      <text:p text:style-name="P13"/>
      <text:p text:style-name="P1"><text:span text:style-name="T8">$ </text:span>cd dynamixel_tutorials </text:p>
      <text:p text:style-name="P18"><text:span text:style-name="T8">$ </text:span>cd config</text:p>
      <text:p text:style-name="P18"><text:span text:style-name="T8">$ sudo </text:span>vim dynamixel_joint_controllers.yaml</text:p>
      <text:p text:style-name="P18">---- 有兩大段 把下面那段砍掉----</text:p>
      <text:p text:style-name="P20"><text:s/>pan_controller: </text:p>
      <text:p text:style-name="P20"><text:s text:c="4"/>controller: </text:p>
      <text:p text:style-name="P20"><text:s text:c="8"/>package: dynamixel_controllers </text:p>
      <text:p text:style-name="P20"><text:s text:c="8"/>module: joint_torque_controller </text:p>
      <text:p text:style-name="P20"><text:s text:c="8"/>type: JointTorqueController </text:p>
      <text:p text:style-name="P20"><text:s text:c="4"/>joint_name: pan_joint </text:p>
      <text:p text:style-name="P20"><text:s text:c="4"/>joint_speed: 1.17 </text:p>
      <text:p text:style-name="P20"><text:s text:c="4"/>motor: </text:p>
      <text:p text:style-name="P20"><text:s text:c="8"/>id: 4 </text:p>
      <text:p text:style-name="P20"><text:s text:c="8"/>init: 0 </text:p>
      <text:p text:style-name="P20"><text:s text:c="8"/>min: 0 </text:p>
      <text:p text:style-name="P20"><text:s text:c="8"/>max: 4095 </text:p>
      <text:p text:style-name="P19"/>
      <text:p text:style-name="P18"/>
      <text:p text:style-name="P18">--按ESC <text:s text:c="2"/><text:span text:style-name="T12">shifr+: <text:s text:c="2"/>wq!--</text:span></text:p>
      <text:p text:style-name="P18"/>
      <text:p text:style-name="P18"/>
      <text:p text:style-name="P21"><text:span text:style-name="T8">$ </text:span>cd launch</text:p>
      <text:p text:style-name="P21"><text:span text:style-name="T8">$ </text:span>sudo vim controller_spaner.launch</text:p>
      <text:p text:style-name="P21"/>
      <text:p text:style-name="P20">&lt;!-- -*- mode: XML -*- --&gt; </text:p>
      <text:p text:style-name="P20"/>
      <text:p text:style-name="P20">&lt;launch&gt; </text:p>
      <text:p text:style-name="P20"><text:s text:c="4"/>&lt;!-- Load controller configuration to parameter server --&gt; </text:p>
      <text:p text:style-name="P20"><text:s text:c="4"/>&lt;rosparam file="$(find dynamixel_tutorials)/config/dynamixel_joint_controllers.yaml" command="load"/&gt; </text:p>
      <text:p text:style-name="P20"/>
      <text:p text:style-name="P20"><text:s text:c="4"/>&lt;!-- start specified joint controllers --&gt; </text:p>
      <text:p text:style-name="P20"><text:s text:c="4"/>&lt;node name="dynamixel_controller_spawner" pkg="dynamixel_controllers" type="controller_spawner.py" </text:p>
      <text:p text:style-name="P20"><text:s text:c="10"/>args="--manager=dxl_manager </text:p>
      <text:p text:style-name="P20"><text:s text:c="16"/>--port=pan_tilt_port </text:p>
      <text:p text:style-name="P20"><text:s text:c="16"/>--type=simple </text:p>
      <text:p text:style-name="P20"><text:s text:c="16"/>pan_controller" </text:p>
      <text:p text:style-name="P20"/>
      <text:p text:style-name="P20"><text:s text:c="10"/>output="screen"/&gt; </text:p>
      <text:p text:style-name="P20"><text:soft-page-break/>&lt;/launch&gt; </text:p>
      <text:p text:style-name="P20">~ <text:s text:c="10"/></text:p>
      <text:p text:style-name="P18"/>
      <text:p text:style-name="P18"/>
      <text:p text:style-name="P18"/>
      <text:p text:style-name="P21"><text:span text:style-name="T8">(((</text:span>ESC ：wq!</text:p>
      <text:p text:style-name="P21"/>
      <text:p text:style-name="P21"/>
      <text:p text:style-name="P22"><text:span text:style-name="T8">$ </text:span>roslaunch dynamixel_tutorials controller_spawner.launch</text:p>
      <text:p text:style-name="P22"/>
      <text:p text:style-name="P22"/>
      <text:p text:style-name="P22"/>
      <text:p text:style-name="P17">$ rostopic pub -1 /pan_controller/command std_msgs/Float64 -- 0</text:p>
      <text:p text:style-name="P21"/>
      <text:p text:style-name="P17">( 最後面是速度 <text:s/><text:span text:style-name="T12">0是停 <text:s/>1逆時針 <text:s/>-1順時針 <text:s/>MAX：5</text:span>)</text:p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34"/>
      <text:p text:style-name="P32">補充：</text:p>
      <text:p text:style-name="P43"/>
      <text:p text:style-name="P43">有兩個<text:span text:style-name="T16">code</text:span>資料夾</text:p>
      <text:p text:style-name="P43">一個在家目錄/<text:span text:style-name="T16">catkin_ws/src/dynamixel_motor_master</text:span></text:p>
      <text:p text:style-name="P43">另一個再 /<text:span text:style-name="T16">opt/ros/indigo/share/dynamixel_tutorials</text:span></text:p>
      <text:p text:style-name="P44">但下面這個資料夾 無法又圖示開始 或更改(隱藏 沒有權限)</text:p>
      <text:p text:style-name="P43"/>
      <text:p text:style-name="P43"/>
      <text:p text:style-name="P43"/>
      <text:p text:style-name="P47">記得切換wheel mode</text:p>
      <text:p text:style-name="P45"/>
      <text:p text:style-name="P31">問題：</text:p>
      <text:p text:style-name="P1"/>
      <text:p text:style-name="P46">20160705_position</text:p>
      <text:p text:style-name="P46">丟進去catkin_ws/src/即可</text:p>
      <text:p text:style-name="P46"/>
      <text:p text:style-name="P46">ps.可能會出現ERROR </text:p>
      <text:p text:style-name="P46">[ERROR] [WallTime: 1467707426.428068] Initialization failed. Unable to start controller pan_controller</text:p>
      <text:p text:style-name="P46"/>
      <text:p text:style-name="P46">出現在</text:p>
      <text:p text:style-name="P46">roslaunch dynamixel_tutorials controller_spawner.launch</text:p>
      <text:p text:style-name="P46">之後</text:p>
      <text:p text:style-name="P46"/>
      <text:p text:style-name="P46"/>
      <text:p text:style-name="P46"/>
      <text:p text:style-name="P25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9:19:23.073037828</meta:creation-date>
    <dc:date>2016-07-06T19:47:11.762762907</dc:date>
    <meta:editing-duration>PT6M2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117" meta:word-count="570" meta:character-count="3421" meta:non-whitespace-character-count="2949"/>
  </office:meta>
</office:document-meta>
</file>